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3" svg:font-family="Arial" style:font-adornments="Bold"/>
    <style:font-face style:name="BAAAAA+TimesNewRomanPS-BoldMT" svg:font-family="BAAAAA+TimesNewRomanPS-BoldMT"/>
    <style:font-face style:name="CAAAAA+Calibri-Bold" svg:font-family="CAAAAA+Calibri-Bold"/>
    <style:font-face style:name="Calibri" svg:font-family="Calibri"/>
    <style:font-face style:name="Arial2" svg:font-family="Arial" style:font-adornments="Normal" style:font-family-generic="swiss"/>
    <style:font-face style:name="Arial1" svg:font-family="Arial" style:font-adornments="Regular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013cm" fo:margin-left="0cm" fo:margin-right="-0.014cm" table:align="margins" style:writing-mode="lr-tb"/>
    </style:style>
    <style:style style:name="Table2.A" style:family="table-column">
      <style:table-column-properties style:column-width="5.664cm" style:rel-column-width="21817*"/>
    </style:style>
    <style:style style:name="Table2.B" style:family="table-column">
      <style:table-column-properties style:column-width="3.674cm" style:rel-column-width="14153*"/>
    </style:style>
    <style:style style:name="Table2.C" style:family="table-column">
      <style:table-column-properties style:column-width="7.675cm" style:rel-column-width="29565*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fo:background-color="#e6e6ff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8" style:family="table-row">
      <style:table-row-properties style:min-row-height="0.617cm"/>
    </style:style>
    <style:style style:name="Table3" style:family="table">
      <style:table-properties style:width="16.999cm" table:align="margins" style:writing-mode="lr-tb"/>
    </style:style>
    <style:style style:name="Table3.A" style:family="table-column">
      <style:table-column-properties style:column-width="5.666cm" style:rel-column-width="21842*"/>
    </style:style>
    <style:style style:name="Table3.B" style:family="table-column">
      <style:table-column-properties style:column-width="3.701cm" style:rel-column-width="14267*"/>
    </style:style>
    <style:style style:name="Table3.C" style:family="table-column">
      <style:table-column-properties style:column-width="7.632cm" style:rel-column-width="2942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 style:writing-mode="lr-tb"/>
    </style:style>
    <style:style style:name="Table4.A" style:family="table-column">
      <style:table-column-properties style:column-width="5.666cm" style:rel-column-width="21842*"/>
    </style:style>
    <style:style style:name="Table4.B" style:family="table-column">
      <style:table-column-properties style:column-width="3.701cm" style:rel-column-width="14267*"/>
    </style:style>
    <style:style style:name="Table4.C" style:family="table-column">
      <style:table-column-properties style:column-width="7.632cm" style:rel-column-width="29426*"/>
    </style:style>
    <style:style style:name="Table4.1" style:family="table-row">
      <style:table-row-properties style:min-row-height="0.9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2" style:family="table-row">
      <style:table-row-properties style:min-row-height="0.75cm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 style:writing-mode="lr-tb"/>
    </style:style>
    <style:style style:name="Table5.A" style:family="table-column">
      <style:table-column-properties style:column-width="5.666cm" style:rel-column-width="21842*"/>
    </style:style>
    <style:style style:name="Table5.B" style:family="table-column">
      <style:table-column-properties style:column-width="3.701cm" style:rel-column-width="14267*"/>
    </style:style>
    <style:style style:name="Table5.C" style:family="table-column">
      <style:table-column-properties style:column-width="7.632cm" style:rel-column-width="2942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 style:writing-mode="lr-tb"/>
    </style:style>
    <style:style style:name="Table6.A" style:family="table-column">
      <style:table-column-properties style:column-width="5.666cm" style:rel-column-width="21842*"/>
    </style:style>
    <style:style style:name="Table6.B" style:family="table-column">
      <style:table-column-properties style:column-width="3.674cm" style:rel-column-width="14165*"/>
    </style:style>
    <style:style style:name="Table6.C" style:family="table-column">
      <style:table-column-properties style:column-width="7.659cm" style:rel-column-width="295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2" style:family="table-row">
      <style:table-row-properties style:min-row-height="0.776cm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3" style:family="table-row">
      <style:table-row-properties style:min-row-height="0.785cm"/>
    </style:style>
    <style:style style:name="Table6.5" style:family="table-row">
      <style:table-row-properties style:min-row-height="0.661cm"/>
    </style:style>
    <style:style style:name="Table7" style:family="table">
      <style:table-properties style:width="16.999cm" table:align="margins" style:writing-mode="lr-tb"/>
    </style:style>
    <style:style style:name="Table7.A" style:family="table-column">
      <style:table-column-properties style:column-width="5.664cm" style:rel-column-width="21835*"/>
    </style:style>
    <style:style style:name="Table7.B" style:family="table-column">
      <style:table-column-properties style:column-width="3.676cm" style:rel-column-width="14171*"/>
    </style:style>
    <style:style style:name="Table7.C" style:family="table-column">
      <style:table-column-properties style:column-width="7.659cm" style:rel-column-width="29529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2" style:family="table-row">
      <style:table-row-properties style:min-row-height="0.82cm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6" style:family="table-row">
      <style:table-row-properties style:min-row-height="0.794cm"/>
    </style:style>
    <style:style style:name="Table7.9" style:family="table-row">
      <style:table-row-properties style:min-row-height="0.758cm"/>
    </style:style>
    <style:style style:name="Table7.12" style:family="table-row">
      <style:table-row-properties style:min-row-height="0.891cm"/>
    </style:style>
    <style:style style:name="Table8" style:family="table">
      <style:table-properties style:width="16.999cm" table:align="margins" style:writing-mode="lr-tb"/>
    </style:style>
    <style:style style:name="Table8.A" style:family="table-column">
      <style:table-column-properties style:column-width="5.666cm" style:rel-column-width="21842*"/>
    </style:style>
    <style:style style:name="Table8.B" style:family="table-column">
      <style:table-column-properties style:column-width="3.595cm" style:rel-column-width="13859*"/>
    </style:style>
    <style:style style:name="Table8.C" style:family="table-column">
      <style:table-column-properties style:column-width="7.738cm" style:rel-column-width="29834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 fo:font-size="12pt" style:font-name-asian="CAAAAA+Calibri-Bold" style:font-size-asian="12pt" style:font-name-complex="CAAAAA+Calibri-Bold" style:font-size-complex="12pt" style:font-weight-complex="bold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name-asian="BAAAAA+TimesNewRomanPS-BoldMT" style:font-size-asian="10pt" style:font-weight-asian="bold" style:font-name-complex="BAAAAA+TimesNewRomanPS-BoldMT" style:font-size-complex="10pt"/>
    </style:style>
    <style:style style:name="P10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/>
      <style:text-properties fo:color="#000000" style:text-line-through-style="none" style:font-name="Arial1" fo:font-size="8pt" fo:font-style="normal" style:text-underline-style="none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start"/>
      <style:text-properties style:font-name="Arial2"/>
    </style:style>
    <style:style style:name="P15" style:family="paragraph">
      <style:paragraph-properties fo:text-align="start"/>
      <style:text-properties style:font-name="Arial1" fo:font-size="8pt"/>
    </style:style>
    <style:style style:name="P16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7" style:family="paragraph">
      <style:paragraph-properties fo:text-align="center"/>
      <style:text-properties style:text-line-through-style="none" style:font-name="Arial3" fo:font-size="11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2" fo:font-size="10pt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style:font-name-complex="Arial" style:font-style-complex="italic"/>
    </style:style>
    <style:style style:name="T6" style:family="text">
      <style:text-properties style:font-name-complex="Arial" style:font-style-complex="italic" style:font-weight-complex="normal"/>
    </style:style>
    <style:style style:name="T7" style:family="text">
      <style:text-properties style:font-name-complex="Arial" style:font-weight-complex="bold"/>
    </style:style>
    <style:style style:name="T8" style:family="text">
      <style:text-properties style:text-position="super 58%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name-complex="Arial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name-asian="CAAAAA+Calibri-Bold" style:font-size-asian="10pt" style:font-name-complex="CAAAAA+Calibri-Bold" style:font-size-complex="10pt"/>
    </style:style>
    <style:style style:name="T15" style:family="text">
      <style:text-properties fo:font-size="10pt" style:font-name-asian="CAAAAA+Calibri-Bold" style:font-size-asian="10pt" style:font-name-complex="CAAAAA+Calibri-Bold" style:font-size-complex="10pt" style:font-weight-complex="bold"/>
    </style:style>
    <style:style style:name="T16" style:family="text">
      <style:text-properties style:font-name-asian="CAAAAA+Calibri-Bold" style:font-name-complex="CAAAAA+Calibri-Bold"/>
    </style:style>
    <style:style style:name="T17" style:family="text">
      <style:text-properties style:font-name-asian="CAAAAA+Calibri-Bold" style:font-name-complex="CAAAAA+Calibri-Bold" style:font-weight-complex="bold"/>
    </style:style>
    <style:style style:name="T18" style:family="text">
      <style:text-properties style:font-weight-complex="normal"/>
    </style:style>
    <style:style style:name="T19" style:family="text">
      <style:text-properties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fo:language="en" fo:country="IN" fo:font-weight="normal" style:letter-kerning="true" style:font-name-asian="DejaVu Sans1" style:language-asian="zxx" style:country-asian="none" style:font-weight-asian="normal" style:font-name-complex="Arial" style:language-complex="zxx" style:country-complex="none" style:font-weight-complex="normal"/>
    </style:style>
    <style:style style:name="gr1" style:family="graphic">
      <style:graphic-properties fo:background-color="#ffffff" fo:border="solid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data-style-name="C116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ffffff" fo:border="solid #000000" style:wrap="run-through" style:number-wrapped-paragraphs="no-limit" style:vertical-pos="middle" style:vertical-rel="line" style:horizontal-pos="from-left" style:horizontal-rel="char" draw:wrap-influence-on-position="once-concurrent" style:flow-with-text="false"/>
    </style:style>
    <style:style style:name="gr6" style:family="graphic">
      <style:graphic-properties fo:background-color="#ffffff" fo:border="solid #000000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7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wrap="run-through" style:number-wrapped-paragraphs="no-limit" style:vertical-pos="from-top" style:horizontal-pos="center" style:horizontal-rel="paragraph" draw:wrap-influence-on-position="once-concurrent" style:flow-with-text="false"/>
    </style:style>
    <style:style style:name="gr9" style:family="graphic">
      <style:graphic-properties fo:border="solid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data-style-name="C40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116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ormatted-text form:name="date entered as of" form:control-implementation="ooo:com.sun.star.form.component.FormattedField" form:id="control1" form:tab-index="1" form:max-length="12" form:value="-2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combobox form:name="visit details" form:control-implementation="ooo:com.sun.star.form.component.ComboBox" form:id="control2" form:dropdown="true" form:tab-index="3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First"/>
            <form:item form:label="Follow up -1 st Month"/>
            <form:item form:label="Follow  up - 3 rd Month"/>
            <form:item form:label="Follow up - 6th Month"/>
            <form:item form:label="Follow up - 9th Month"/>
            <form:item form:label="Follow up - 12th Month"/>
            <form:item form:label="Not Marked"/>
            <form:item form:label=""/>
          </form:combobox>
          <form:combobox form:name="race" form:control-implementation="ooo:com.sun.star.form.component.ComboBox" form:id="control3" form:dropdown="true" form:tab-index="6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Asian"/>
            <form:item form:label="White"/>
            <form:item form:label="Black"/>
            <form:item form:label="Other"/>
            <form:item form:label="Not Marked"/>
          </form:combobox>
          <form:textarea form:name="CVS" form:control-implementation="ooo:com.sun.star.form.component.TextField" form:id="control4" form:tab-index="1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A" form:control-implementation="ooo:com.sun.star.form.component.TextField" form:id="control5" form:tab-index="1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ECG" form:control-implementation="ooo:com.sun.star.form.component.TextField" form:id="control6" form:tab-index="10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HIV" form:control-implementation="ooo:com.sun.star.form.component.ComboBox" form:id="control7" form:dropdown="true" form:tab-index="67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  <form:item form:label=""/>
          </form:combobox>
          <form:combobox form:name="HBV" form:control-implementation="ooo:com.sun.star.form.component.ComboBox" form:id="control8" form:dropdown="true" form:tab-index="68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</form:combobox>
          <form:combobox form:name="HCV" form:control-implementation="ooo:com.sun.star.form.component.ComboBox" form:id="control9" form:dropdown="true" form:tab-index="69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</form:combobox>
          <form:combobox form:name="CMV" form:control-implementation="ooo:com.sun.star.form.component.ComboBox" form:id="control10" form:dropdown="true" form:tab-index="7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</form:combobox>
          <form:combobox form:name="VDRL" form:control-implementation="ooo:com.sun.star.form.component.ComboBox" form:id="control11" form:dropdown="true" form:tab-index="71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Yes"/>
            <form:item form:label="No"/>
            <form:item form:label="Not Marked"/>
          </form:combobox>
          <form:text form:name="weight" form:control-implementation="ooo:com.sun.star.form.component.TextField" form:id="control12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mprature" form:control-implementation="ooo:com.sun.star.form.component.TextField" form:id="control13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ulse" form:control-implementation="ooo:com.sun.star.form.component.TextField" form:id="control14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piratory rate" form:control-implementation="ooo:com.sun.star.form.component.TextField" form:id="control15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lood " form:control-implementation="ooo:com.sun.star.form.component.TextField" form:id="control16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ssure" form:control-implementation="ooo:com.sun.star.form.component.TextField" form:id="control17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art rate" form:control-implementation="ooo:com.sun.star.form.component.TextField" form:id="control18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DOPPLER ECHO" form:control-implementation="ooo:com.sun.star.form.component.TextField" form:id="control19" form:tab-index="10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hest X Ray" form:control-implementation="ooo:com.sun.star.form.component.TextField" form:id="control20" form:tab-index="10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RI" form:control-implementation="ooo:com.sun.star.form.component.TextField" form:id="control21" form:tab-stop="true" form:tab-index="10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9" form:control-implementation="ooo:com.sun.star.form.component.TextField" form:id="control22" form:tab-index="10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extBox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submit" form:control-implementation="ooo:com.sun.star.form.component.TextField" form:id="control24" form:tab-index="107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height" form:control-implementation="ooo:com.sun.star.form.component.TextField" form:id="control25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1A" form:control-implementation="ooo:com.sun.star.form.component.TextField" form:id="control26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1B" form:control-implementation="ooo:com.sun.star.form.component.TextField" form:id="control27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2A" form:control-implementation="ooo:com.sun.star.form.component.TextField" form:id="control28" form:tab-index="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3A" form:control-implementation="ooo:com.sun.star.form.component.TextField" form:id="control29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4A" form:control-implementation="ooo:com.sun.star.form.component.TextField" form:id="control30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5A" form:control-implementation="ooo:com.sun.star.form.component.TextField" form:id="control31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6A" form:control-implementation="ooo:com.sun.star.form.component.TextField" form:id="control32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7A" form:control-implementation="ooo:com.sun.star.form.component.TextField" form:id="control33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8A" form:control-implementation="ooo:com.sun.star.form.component.TextField" form:id="control34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2B" form:control-implementation="ooo:com.sun.star.form.component.TextField" form:id="control35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3B" form:control-implementation="ooo:com.sun.star.form.component.TextField" form:id="control36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4B" form:control-implementation="ooo:com.sun.star.form.component.TextField" form:id="control37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5B" form:control-implementation="ooo:com.sun.star.form.component.TextField" form:id="control38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6B" form:control-implementation="ooo:com.sun.star.form.component.TextField" form:id="control39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7B" form:control-implementation="ooo:com.sun.star.form.component.TextField" form:id="control40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BC 8B" form:control-implementation="ooo:com.sun.star.form.component.TextField" form:id="control41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BS 1A" form:control-implementation="ooo:com.sun.star.form.component.TextField" form:id="control42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PBS 1A" form:control-implementation="ooo:com.sun.star.form.component.TextField" form:id="control43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BS 1B" form:control-implementation="ooo:com.sun.star.form.component.TextField" form:id="control44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PBS 1B" form:control-implementation="ooo:com.sun.star.form.component.TextField" form:id="control45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1A" form:control-implementation="ooo:com.sun.star.form.component.TextField" form:id="control46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1B" form:control-implementation="ooo:com.sun.star.form.component.TextField" form:id="control47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2A" form:control-implementation="ooo:com.sun.star.form.component.TextField" form:id="control48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2B" form:control-implementation="ooo:com.sun.star.form.component.TextField" form:id="control49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3A" form:control-implementation="ooo:com.sun.star.form.component.TextField" form:id="control50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4A" form:control-implementation="ooo:com.sun.star.form.component.TextField" form:id="control51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3B" form:control-implementation="ooo:com.sun.star.form.component.TextField" form:id="control52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FT 4B" form:control-implementation="ooo:com.sun.star.form.component.TextField" form:id="control53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1A" form:control-implementation="ooo:com.sun.star.form.component.TextField" form:id="control54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2A" form:control-implementation="ooo:com.sun.star.form.component.TextField" form:id="control55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3A" form:control-implementation="ooo:com.sun.star.form.component.TextField" form:id="control56" form:tab-index="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4A" form:control-implementation="ooo:com.sun.star.form.component.TextField" form:id="control57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5A" form:control-implementation="ooo:com.sun.star.form.component.TextField" form:id="control58" form:tab-index="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6A" form:control-implementation="ooo:com.sun.star.form.component.TextField" form:id="control59" form:tab-index="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7A" form:control-implementation="ooo:com.sun.star.form.component.TextField" form:id="control60" form:tab-index="5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1B" form:control-implementation="ooo:com.sun.star.form.component.TextField" form:id="control61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2B" form:control-implementation="ooo:com.sun.star.form.component.TextField" form:id="control62" form:tab-index="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3B" form:control-implementation="ooo:com.sun.star.form.component.TextField" form:id="control63" form:tab-index="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4B" form:control-implementation="ooo:com.sun.star.form.component.TextField" form:id="control64" form:tab-index="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5B" form:control-implementation="ooo:com.sun.star.form.component.TextField" form:id="control65" form:tab-index="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6B" form:control-implementation="ooo:com.sun.star.form.component.TextField" form:id="control66" form:tab-index="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FT 7B" form:control-implementation="ooo:com.sun.star.form.component.TextField" form:id="control67" form:tab-index="5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1A" form:control-implementation="ooo:com.sun.star.form.component.TextField" form:id="control68" form:tab-index="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2A" form:control-implementation="ooo:com.sun.star.form.component.TextField" form:id="control69" form:tab-index="5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3A" form:control-implementation="ooo:com.sun.star.form.component.TextField" form:id="control70" form:tab-index="6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4A" form:control-implementation="ooo:com.sun.star.form.component.TextField" form:id="control71" form:tab-index="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5A" form:control-implementation="ooo:com.sun.star.form.component.TextField" form:id="control72" form:tab-index="6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1B" form:control-implementation="ooo:com.sun.star.form.component.TextField" form:id="control73" form:tab-index="5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2B" form:control-implementation="ooo:com.sun.star.form.component.TextField" form:id="control74" form:tab-index="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3B" form:control-implementation="ooo:com.sun.star.form.component.TextField" form:id="control75" form:tab-index="6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4B" form:control-implementation="ooo:com.sun.star.form.component.TextField" form:id="control76" form:tab-index="6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pid profile 5B" form:control-implementation="ooo:com.sun.star.form.component.TextField" form:id="control77" form:tab-index="6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A" form:control-implementation="ooo:com.sun.star.form.component.TextField" form:id="control78" form:tab-index="7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2A" form:control-implementation="ooo:com.sun.star.form.component.TextField" form:id="control79" form:tab-index="7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3A" form:control-implementation="ooo:com.sun.star.form.component.TextField" form:id="control80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4A" form:control-implementation="ooo:com.sun.star.form.component.TextField" form:id="control81" form:tab-index="7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5A" form:control-implementation="ooo:com.sun.star.form.component.TextField" form:id="control82" form:tab-index="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6A" form:control-implementation="ooo:com.sun.star.form.component.TextField" form:id="control83" form:tab-index="8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7A" form:control-implementation="ooo:com.sun.star.form.component.TextField" form:id="control84" form:tab-index="8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8A" form:control-implementation="ooo:com.sun.star.form.component.TextField" form:id="control85" form:tab-index="8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9A" form:control-implementation="ooo:com.sun.star.form.component.TextField" form:id="control86" form:tab-index="8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0A" form:control-implementation="ooo:com.sun.star.form.component.TextField" form:id="control87" form:tab-index="9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1A" form:control-implementation="ooo:com.sun.star.form.component.TextField" form:id="control88" form:tab-index="9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2A" form:control-implementation="ooo:com.sun.star.form.component.TextField" form:id="control89" form:tab-index="9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3A" form:control-implementation="ooo:com.sun.star.form.component.TextField" form:id="control90" form:tab-index="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4A" form:control-implementation="ooo:com.sun.star.form.component.TextField" form:id="control91" form:tab-index="9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B" form:control-implementation="ooo:com.sun.star.form.component.TextField" form:id="control92" form:tab-index="7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2B" form:control-implementation="ooo:com.sun.star.form.component.TextField" form:id="control93" form:tab-index="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3B" form:control-implementation="ooo:com.sun.star.form.component.TextField" form:id="control94" form:tab-index="7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4B" form:control-implementation="ooo:com.sun.star.form.component.TextField" form:id="control95" form:tab-index="7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5B" form:control-implementation="ooo:com.sun.star.form.component.TextField" form:id="control96" form:tab-index="8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6B" form:control-implementation="ooo:com.sun.star.form.component.TextField" form:id="control97" form:tab-index="8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7B" form:control-implementation="ooo:com.sun.star.form.component.TextField" form:id="control98" form:tab-index="8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8B" form:control-implementation="ooo:com.sun.star.form.component.TextField" form:id="control99" form:tab-index="8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9B" form:control-implementation="ooo:com.sun.star.form.component.TextField" form:id="control100" form:tab-index="8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0B" form:control-implementation="ooo:com.sun.star.form.component.TextField" form:id="control101" form:tab-index="9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1B" form:control-implementation="ooo:com.sun.star.form.component.TextField" form:id="control102" form:tab-index="9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2B" form:control-implementation="ooo:com.sun.star.form.component.TextField" form:id="control103" form:tab-index="9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3B" form:control-implementation="ooo:com.sun.star.form.component.TextField" form:id="control104" form:tab-index="9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INE ROUTINE 14B" form:control-implementation="ooo:com.sun.star.form.component.TextField" form:id="control105" form:tab-index="9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gnancy Test 1A" form:control-implementation="ooo:com.sun.star.form.component.TextField" form:id="control106" form:tab-index="1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egnancy Test 1B" form:control-implementation="ooo:com.sun.star.form.component.TextField" form:id="control107" form:tab-index="10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hours" form:control-implementation="ooo:com.sun.star.form.component.FormattedField" form:id="control108" form:tab-index="2" form:max-length="5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  <form:form form:name="Standard" form:apply-filter="true" form:method="post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dept_name" form:control-implementation="ooo:com.sun.star.form.component.TextField" form:id="control109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10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full_name" form:control-implementation="ooo:com.sun.star.form.component.TextField" form:id="control111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112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1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114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115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me :<text:tab/><draw:control text:anchor-type="as-char" draw:z-index="110" draw:style-name="gr11" draw:text-style-name="P18" svg:width="8.901cm" svg:height="0.451cm" draw:control="control111"/>Age / Sex : <draw:control text:anchor-type="as-char" draw:z-index="111" draw:style-name="gr11" draw:text-style-name="P18" svg:width="0.611cm" svg:height="0.451cm" draw:control="control112"/>/<draw:control text:anchor-type="as-char" draw:z-index="112" draw:style-name="gr11" draw:text-style-name="P18" svg:width="0.69cm" svg:height="0.451cm" draw:control="control113"/></text:p>
      <text:p text:style-name="P10">Doctor :<text:tab/><draw:control text:anchor-type="as-char" draw:z-index="113" draw:style-name="gr11" draw:text-style-name="P18" svg:width="8.721cm" svg:height="0.451cm" draw:control="control114"/> <text:s/>MR No: <draw:control text:anchor-type="as-char" draw:z-index="114" draw:style-name="gr11" draw:text-style-name="P18" svg:width="3.761cm" svg:height="0.451cm" draw:control="control115"/></text:p>
      <text:p text:style-name="P9"><text:span text:style-name="T20">Department : </text:span><text:span text:style-name="T20"><draw:control text:anchor-type="as-char" draw:z-index="108" draw:style-name="gr11" draw:text-style-name="P18" svg:width="7.679cm" svg:height="0.451cm" draw:control="control109"/></text:span><text:span text:style-name="T20"> <text:s text:c="3"/>Date of Visit: </text:span><text:span text:style-name="T18"><draw:control text:anchor-type="as-char" draw:z-index="109" draw:style-name="gr11" draw:text-style-name="P18" svg:width="3.361cm" svg:height="0.451cm" draw:control="control110"/></text:span></text:p>
      <text:p text:style-name="P4"/>
      <text:p text:style-name="P3">Stem Cell Treatment - Parkinson Baseline Exam and Lab Test Results</text:p>
      <text:p text:style-name="P1"/>
      <text:p text:style-name="P7">Data Entered as of<text:tab/><draw:control text:anchor-type="as-char" draw:z-index="1" draw:style-name="gr2" draw:text-style-name="P13" svg:width="2.391cm" svg:height="0.6cm" draw:control="control1"/><text:tab/><text:span text:style-name="T21">(dd/mm/yyyy)<text:tab/></text:span>at <text:s/>Time <draw:control text:anchor-type="as-char" draw:z-index="107" draw:style-name="gr10" draw:text-style-name="P13" svg:width="1.251cm" svg:height="0.6cm" draw:control="control108"/>Hours<text:tab/></text:p>
      <text:p text:style-name="P6"/>
      <text:p text:style-name="P2"><text:span text:style-name="T15">Visit Details</text:span><text:span text:style-name="T14"><text:tab/></text:span><text:span text:style-name="T16"><text:tab/></text:span><text:span text:style-name="T16"><draw:control text:anchor-type="as-char" draw:z-index="2" draw:style-name="gr3" draw:text-style-name="P14" svg:width="4.8cm" svg:height="0.75cm" draw:control="control2"/></text:span><text:span text:style-name="T17"> </text:span></text:p>
      <text:p text:style-name="P5"/>
      <text:p text:style-name="P5">VITALS:</text:p>
      <text:p text:style-name="P2"><text:span text:style-name="T13">Height</text:span><text:span text:style-name="T10">:</text:span><text:span text:style-name="T2"><text:tab/><text:tab/><text:tab/></text:span><text:span text:style-name="T2"><draw:control text:anchor-type="as-char" draw:z-index="11" draw:style-name="gr5" draw:text-style-name="P12" svg:width="1.5cm" svg:height="0.6cm" draw:control="control25"/></text:span><text:span text:style-name="T13"> Ft and Inches</text:span></text:p>
      <text:p text:style-name="P7"/>
      <text:p text:style-name="P7"><text:span text:style-name="T18">Weight</text:span>: <text:tab/><text:tab/><draw:control text:anchor-type="as-char" draw:z-index="12" draw:style-name="gr5" draw:text-style-name="P12" svg:width="1.5cm" svg:height="0.6cm" draw:control="control12"/> <text:span text:style-name="T18">Kgs</text:span></text:p>
      <text:p text:style-name="P7"/>
      <text:p text:style-name="P7"><text:span text:style-name="T18">Race</text:span>:<text:tab/><text:tab/><text:tab/><draw:control text:anchor-type="as-char" draw:z-index="3" draw:style-name="gr3" draw:text-style-name="P15" svg:width="3.001cm" svg:height="0.75cm" draw:control="control3"/> <text:s text:c="4"/></text:p>
      <text:p text:style-name="P7"><text:s text:c="7"/></text:p>
      <text:p text:style-name="P7">Temperature:<text:tab/><text:tab/><draw:control text:anchor-type="as-char" draw:z-index="13" draw:style-name="gr5" draw:text-style-name="P12" svg:width="1.5cm" svg:height="0.6cm" draw:control="control13"/><text:span text:style-name="T8">0</text:span> F</text:p>
      <text:p text:style-name="P7"/>
      <text:p text:style-name="P7">Pulse:<text:tab/><text:tab/><text:tab/><draw:control text:anchor-type="as-char" svg:y="-0.445cm" draw:z-index="14" draw:style-name="gr6" draw:text-style-name="P12" svg:width="1.5cm" svg:height="0.6cm" draw:control="control14"/> / minute</text:p>
      <text:p text:style-name="P7"/>
      <text:p text:style-name="P7">Respiratory Rate:<text:tab/><draw:control text:anchor-type="as-char" draw:z-index="15" draw:style-name="gr5" draw:text-style-name="P12" svg:width="1.5cm" svg:height="0.6cm" draw:control="control15"/> / minute</text:p>
      <text:p text:style-name="P7"/>
      <text:p text:style-name="P7">Blood Pressure:<text:tab/><draw:control text:anchor-type="as-char" draw:z-index="16" draw:style-name="gr5" draw:text-style-name="P12" svg:width="1.5cm" svg:height="0.6cm" draw:control="control16"/> <text:s/>/ <text:s/><draw:control text:anchor-type="as-char" draw:z-index="17" draw:style-name="gr5" draw:text-style-name="P12" svg:width="1.5cm" svg:height="0.6cm" draw:control="control17"/> <text:s text:c="3"/>mm of Hg</text:p>
      <text:p text:style-name="P7"/>
      <text:p text:style-name="P7"><text:span text:style-name="T5">Heart R</text:span><text:span text:style-name="T6">ate</text:span><text:span text:style-name="T5"><text:tab/><text:tab/></text:span><text:span text:style-name="T5"><draw:control text:anchor-type="as-char" draw:z-index="18" draw:style-name="gr5" draw:text-style-name="P12" svg:width="1.5cm" svg:height="0.6cm" draw:control="control18"/></text:span></text:p>
      <text:p text:style-name="P2"/>
      <text:p text:style-name="P4">CVS:<text:tab/><text:tab/><text:tab/><draw:control text:anchor-type="as-char" draw:z-index="4" draw:style-name="gr3" draw:text-style-name="P16" svg:width="9.538cm" svg:height="1.22cm" draw:control="control4"/></text:p>
      <text:p text:style-name="P4"/>
      <text:p text:style-name="P2"><text:span text:style-name="T9">PA:<text:tab/></text:span><text:tab/><text:tab/><draw:control text:anchor-type="as-char" svg:y="-0.838cm" draw:z-index="5" draw:style-name="gr4" draw:text-style-name="P16" svg:width="9.538cm" svg:height="1.22cm" draw:control="control5"/></text:p>
      <text:p text:style-name="P2"/>
      <text:p text:style-name="P4"><text:span text:style-name="T3">Lab Data</text:span><text:span text:style-name="T1"> <text:s text:c="3"/></text:span></text:p>
      <text:p text:style-name="P2"><text:s text:c="67"/></text:p>
      <text:p text:style-name="P7"><text:span text:style-name="T3">CBC</text:span>(Enter Test results and any remarks)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ame of the Test</text:p>
          </table:table-cell>
          <table:table-cell table:style-name="Table2.A1" office:value-type="string">
            <text:p text:style-name="P7"><text:s/><text:span text:style-name="T19">Values</text:span></text:p>
          </table:table-cell>
          <table:table-cell table:style-name="Table2.C1" office:value-type="string">
            <text:p text:style-name="P7">Remarks</text:p>
          </table:table-cell>
        </table:table-row>
        <table:table-row>
          <table:table-cell table:style-name="Table2.A2" office:value-type="string">
            <text:p text:style-name="P7">Hb%</text:p>
          </table:table-cell>
          <table:table-cell table:style-name="Table2.A2" office:value-type="string">
            <text:p text:style-name="P2"><draw:control text:anchor-type="as-char" draw:z-index="25" draw:style-name="gr3" draw:text-style-name="P16" svg:width="3.481cm" svg:height="0.6cm" draw:control="control26"/></text:p>
          </table:table-cell>
          <table:table-cell table:style-name="Table2.C2" office:value-type="string">
            <text:p text:style-name="P2"><draw:control text:anchor-type="as-char" draw:z-index="26" draw:style-name="gr3" draw:text-style-name="P16" svg:width="7.481cm" svg:height="0.6cm" draw:control="control27"/></text:p>
          </table:table-cell>
        </table:table-row>
        <table:table-row>
          <table:table-cell table:style-name="Table2.A2" office:value-type="string">
            <text:p text:style-name="P7">TC</text:p>
          </table:table-cell>
          <table:table-cell table:style-name="Table2.A2" office:value-type="string">
            <text:p text:style-name="P2"><draw:control text:anchor-type="as-char" draw:z-index="27" draw:style-name="gr3" draw:text-style-name="P16" svg:width="3.481cm" svg:height="0.6cm" draw:control="control28"/></text:p>
          </table:table-cell>
          <table:table-cell table:style-name="Table2.C2" office:value-type="string">
            <text:p text:style-name="P2"><draw:control text:anchor-type="as-char" draw:z-index="34" draw:style-name="gr3" draw:text-style-name="P16" svg:width="7.481cm" svg:height="0.6cm" draw:control="control35"/></text:p>
          </table:table-cell>
        </table:table-row>
        <table:table-row>
          <table:table-cell table:style-name="Table2.A2" office:value-type="string">
            <text:p text:style-name="P7">DC</text:p>
          </table:table-cell>
          <table:table-cell table:style-name="Table2.A2" office:value-type="string">
            <text:p text:style-name="P2"><draw:control text:anchor-type="as-char" draw:z-index="28" draw:style-name="gr3" draw:text-style-name="P16" svg:width="3.481cm" svg:height="0.6cm" draw:control="control29"/></text:p>
          </table:table-cell>
          <table:table-cell table:style-name="Table2.C2" office:value-type="string">
            <text:p text:style-name="P2"><draw:control text:anchor-type="as-char" draw:z-index="35" draw:style-name="gr3" draw:text-style-name="P16" svg:width="7.481cm" svg:height="0.6cm" draw:control="control36"/></text:p>
          </table:table-cell>
        </table:table-row>
        <table:table-row>
          <table:table-cell table:style-name="Table2.A2" office:value-type="string">
            <text:p text:style-name="P7">Hematocrit</text:p>
          </table:table-cell>
          <table:table-cell table:style-name="Table2.A2" office:value-type="string">
            <text:p text:style-name="P2"><draw:control text:anchor-type="as-char" draw:z-index="29" draw:style-name="gr3" draw:text-style-name="P16" svg:width="3.481cm" svg:height="0.6cm" draw:control="control30"/></text:p>
          </table:table-cell>
          <table:table-cell table:style-name="Table2.C2" office:value-type="string">
            <text:p text:style-name="P2"><draw:control text:anchor-type="as-char" draw:z-index="36" draw:style-name="gr3" draw:text-style-name="P16" svg:width="7.481cm" svg:height="0.6cm" draw:control="control37"/></text:p>
          </table:table-cell>
        </table:table-row>
        <table:table-row>
          <table:table-cell table:style-name="Table2.A2" office:value-type="string">
            <text:p text:style-name="P7">RBC</text:p>
          </table:table-cell>
          <table:table-cell table:style-name="Table2.A2" office:value-type="string">
            <text:p text:style-name="P2"><draw:control text:anchor-type="as-char" draw:z-index="30" draw:style-name="gr3" draw:text-style-name="P16" svg:width="3.481cm" svg:height="0.6cm" draw:control="control31"/></text:p>
          </table:table-cell>
          <table:table-cell table:style-name="Table2.C2" office:value-type="string">
            <text:p text:style-name="P2"><draw:control text:anchor-type="as-char" draw:z-index="37" draw:style-name="gr3" draw:text-style-name="P16" svg:width="7.481cm" svg:height="0.6cm" draw:control="control38"/></text:p>
          </table:table-cell>
        </table:table-row>
        <table:table-row>
          <table:table-cell table:style-name="Table2.A2" office:value-type="string">
            <text:p text:style-name="P7">MCV</text:p>
          </table:table-cell>
          <table:table-cell table:style-name="Table2.A2" office:value-type="string">
            <text:p text:style-name="P2"><draw:control text:anchor-type="as-char" draw:z-index="31" draw:style-name="gr3" draw:text-style-name="P16" svg:width="3.481cm" svg:height="0.6cm" draw:control="control32"/></text:p>
          </table:table-cell>
          <table:table-cell table:style-name="Table2.C2" office:value-type="string">
            <text:p text:style-name="P2"><draw:control text:anchor-type="as-char" draw:z-index="38" draw:style-name="gr3" draw:text-style-name="P16" svg:width="7.481cm" svg:height="0.6cm" draw:control="control39"/></text:p>
          </table:table-cell>
        </table:table-row>
        <text:soft-page-break/>
        <table:table-row table:style-name="Table2.8">
          <table:table-cell table:style-name="Table2.A2" office:value-type="string">
            <text:p text:style-name="P7">Platelets</text:p>
          </table:table-cell>
          <table:table-cell table:style-name="Table2.A2" office:value-type="string">
            <text:p text:style-name="P2"><draw:control text:anchor-type="as-char" draw:z-index="32" draw:style-name="gr3" draw:text-style-name="P16" svg:width="3.481cm" svg:height="0.6cm" draw:control="control33"/></text:p>
          </table:table-cell>
          <table:table-cell table:style-name="Table2.C2" office:value-type="string">
            <text:p text:style-name="P2"><draw:control text:anchor-type="as-char" draw:z-index="39" draw:style-name="gr3" draw:text-style-name="P16" svg:width="7.481cm" svg:height="0.6cm" draw:control="control40"/></text:p>
          </table:table-cell>
        </table:table-row>
        <table:table-row>
          <table:table-cell table:style-name="Table2.A2" office:value-type="string">
            <text:p text:style-name="P7">ESR</text:p>
          </table:table-cell>
          <table:table-cell table:style-name="Table2.A2" office:value-type="string">
            <text:p text:style-name="P2"><draw:control text:anchor-type="as-char" draw:z-index="33" draw:style-name="gr3" draw:text-style-name="P16" svg:width="3.481cm" svg:height="0.6cm" draw:control="control34"/></text:p>
          </table:table-cell>
          <table:table-cell table:style-name="Table2.C2" office:value-type="string">
            <text:p text:style-name="P2"><draw:control text:anchor-type="as-char" draw:z-index="40" draw:style-name="gr3" draw:text-style-name="P16" svg:width="7.481cm" svg:height="0.6cm" draw:control="control41"/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FBS</text:p>
          </table:table-cell>
          <table:table-cell table:style-name="Table3.A1" office:value-type="string">
            <text:p text:style-name="P2"><draw:control text:anchor-type="as-char" draw:z-index="41" draw:style-name="gr3" draw:text-style-name="P16" svg:width="3.481cm" svg:height="0.6cm" draw:control="control42"/></text:p>
          </table:table-cell>
          <table:table-cell table:style-name="Table3.C1" office:value-type="string">
            <text:p text:style-name="P2"><draw:control text:anchor-type="as-char" draw:z-index="43" draw:style-name="gr3" draw:text-style-name="P16" svg:width="7.441cm" svg:height="0.6cm" draw:control="control44"/></text:p>
          </table:table-cell>
        </table:table-row>
        <table:table-row>
          <table:table-cell table:style-name="Table3.A2" office:value-type="string">
            <text:p text:style-name="P7">PPBS</text:p>
          </table:table-cell>
          <table:table-cell table:style-name="Table3.A2" office:value-type="string">
            <text:p text:style-name="P2"><draw:control text:anchor-type="as-char" draw:z-index="42" draw:style-name="gr3" draw:text-style-name="P16" svg:width="3.481cm" svg:height="0.6cm" draw:control="control43"/></text:p>
          </table:table-cell>
          <table:table-cell table:style-name="Table3.C2" office:value-type="string">
            <text:p text:style-name="P2"><draw:control text:anchor-type="as-char" draw:z-index="44" draw:style-name="gr3" draw:text-style-name="P16" svg:width="7.441cm" svg:height="0.6cm" draw:control="control45"/></text:p>
          </table:table-cell>
        </table:table-row>
      </table:table>
      <text:p text:style-name="P2"/>
      <text:p text:style-name="P4"><text:span text:style-name="T3">Renal Function Test</text:span>(Enter the Results)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Bl. Urea</text:p>
          </table:table-cell>
          <table:table-cell table:style-name="Table4.A1" office:value-type="string">
            <text:p text:style-name="P2"><draw:control text:anchor-type="as-char" draw:z-index="45" draw:style-name="gr3" draw:text-style-name="P16" svg:width="3.481cm" svg:height="0.6cm" draw:control="control46"/></text:p>
          </table:table-cell>
          <table:table-cell table:style-name="Table4.C1" office:value-type="string">
            <text:p text:style-name="P2"><draw:control text:anchor-type="as-char" draw:z-index="46" draw:style-name="gr3" draw:text-style-name="P16" svg:width="7.441cm" svg:height="0.6cm" draw:control="control47"/></text:p>
          </table:table-cell>
        </table:table-row>
        <table:table-row table:style-name="Table4.2">
          <table:table-cell table:style-name="Table4.A2" office:value-type="string">
            <text:p text:style-name="P7">S. creatinine</text:p>
          </table:table-cell>
          <table:table-cell table:style-name="Table4.A2" office:value-type="string">
            <text:p text:style-name="P2"><draw:control text:anchor-type="as-char" draw:z-index="47" draw:style-name="gr3" draw:text-style-name="P16" svg:width="3.481cm" svg:height="0.6cm" draw:control="control48"/></text:p>
          </table:table-cell>
          <table:table-cell table:style-name="Table4.C2" office:value-type="string">
            <text:p text:style-name="P2"><draw:control text:anchor-type="as-char" draw:z-index="48" draw:style-name="gr3" draw:text-style-name="P16" svg:width="7.441cm" svg:height="0.6cm" draw:control="control49"/></text:p>
          </table:table-cell>
        </table:table-row>
        <table:table-row>
          <table:table-cell table:style-name="Table4.A2" office:value-type="string">
            <text:p text:style-name="P7">S.Electrolytes</text:p>
          </table:table-cell>
          <table:table-cell table:style-name="Table4.A2" office:value-type="string">
            <text:p text:style-name="P2"><draw:control text:anchor-type="as-char" draw:z-index="49" draw:style-name="gr3" draw:text-style-name="P16" svg:width="3.481cm" svg:height="0.6cm" draw:control="control50"/></text:p>
          </table:table-cell>
          <table:table-cell table:style-name="Table4.C2" office:value-type="string">
            <text:p text:style-name="P2"><draw:control text:anchor-type="as-char" draw:z-index="51" draw:style-name="gr3" draw:text-style-name="P16" svg:width="7.441cm" svg:height="0.6cm" draw:control="control52"/></text:p>
          </table:table-cell>
        </table:table-row>
        <table:table-row table:style-name="Table4.2">
          <table:table-cell table:style-name="Table4.A2" office:value-type="string">
            <text:p text:style-name="P7">Creatinine clearance</text:p>
          </table:table-cell>
          <table:table-cell table:style-name="Table4.A2" office:value-type="string">
            <text:p text:style-name="P2"><draw:control text:anchor-type="as-char" draw:z-index="50" draw:style-name="gr3" draw:text-style-name="P16" svg:width="3.481cm" svg:height="0.6cm" draw:control="control51"/></text:p>
          </table:table-cell>
          <table:table-cell table:style-name="Table4.C2" office:value-type="string">
            <text:p text:style-name="P2"><draw:control text:anchor-type="as-char" draw:z-index="52" draw:style-name="gr3" draw:text-style-name="P16" svg:width="7.441cm" svg:height="0.6cm" draw:control="control53"/></text:p>
          </table:table-cell>
        </table:table-row>
      </table:table>
      <text:p text:style-name="P2"/>
      <text:p text:style-name="P4"><text:span text:style-name="T3">Liver Function Test</text:span>(Enter Test Results)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Total Bilirubin</text:p>
          </table:table-cell>
          <table:table-cell table:style-name="Table5.A1" office:value-type="string">
            <text:p text:style-name="P2"><draw:control text:anchor-type="as-char" draw:z-index="53" draw:style-name="gr3" draw:text-style-name="P16" svg:width="3.481cm" svg:height="0.6cm" draw:control="control54"/></text:p>
          </table:table-cell>
          <table:table-cell table:style-name="Table5.C1" office:value-type="string">
            <text:p text:style-name="P2"><draw:control text:anchor-type="as-char" draw:z-index="60" draw:style-name="gr3" draw:text-style-name="P16" svg:width="7.441cm" svg:height="0.6cm" draw:control="control61"/></text:p>
          </table:table-cell>
        </table:table-row>
        <table:table-row>
          <table:table-cell table:style-name="Table5.A2" office:value-type="string">
            <text:p text:style-name="P7">Direct Bilirubin</text:p>
          </table:table-cell>
          <table:table-cell table:style-name="Table5.A2" office:value-type="string">
            <text:p text:style-name="P2"><draw:control text:anchor-type="as-char" draw:z-index="54" draw:style-name="gr3" draw:text-style-name="P16" svg:width="3.481cm" svg:height="0.6cm" draw:control="control55"/></text:p>
          </table:table-cell>
          <table:table-cell table:style-name="Table5.C2" office:value-type="string">
            <text:p text:style-name="P2"><draw:control text:anchor-type="as-char" draw:z-index="61" draw:style-name="gr3" draw:text-style-name="P16" svg:width="7.441cm" svg:height="0.6cm" draw:control="control62"/></text:p>
          </table:table-cell>
        </table:table-row>
        <table:table-row>
          <table:table-cell table:style-name="Table5.A2" office:value-type="string">
            <text:p text:style-name="P7">SGOT</text:p>
          </table:table-cell>
          <table:table-cell table:style-name="Table5.A2" office:value-type="string">
            <text:p text:style-name="P2"><draw:control text:anchor-type="as-char" draw:z-index="55" draw:style-name="gr3" draw:text-style-name="P16" svg:width="3.481cm" svg:height="0.6cm" draw:control="control56"/></text:p>
          </table:table-cell>
          <table:table-cell table:style-name="Table5.C2" office:value-type="string">
            <text:p text:style-name="P2"><draw:control text:anchor-type="as-char" draw:z-index="62" draw:style-name="gr3" draw:text-style-name="P16" svg:width="7.441cm" svg:height="0.6cm" draw:control="control63"/></text:p>
          </table:table-cell>
        </table:table-row>
        <table:table-row>
          <table:table-cell table:style-name="Table5.A2" office:value-type="string">
            <text:p text:style-name="P7">SGPT</text:p>
          </table:table-cell>
          <table:table-cell table:style-name="Table5.A2" office:value-type="string">
            <text:p text:style-name="P2"><draw:control text:anchor-type="as-char" draw:z-index="56" draw:style-name="gr3" draw:text-style-name="P16" svg:width="3.481cm" svg:height="0.6cm" draw:control="control57"/></text:p>
          </table:table-cell>
          <table:table-cell table:style-name="Table5.C2" office:value-type="string">
            <text:p text:style-name="P2"><draw:control text:anchor-type="as-char" draw:z-index="63" draw:style-name="gr3" draw:text-style-name="P16" svg:width="7.441cm" svg:height="0.6cm" draw:control="control64"/></text:p>
          </table:table-cell>
        </table:table-row>
        <table:table-row>
          <table:table-cell table:style-name="Table5.A2" office:value-type="string">
            <text:p text:style-name="P7">ALP</text:p>
          </table:table-cell>
          <table:table-cell table:style-name="Table5.A2" office:value-type="string">
            <text:p text:style-name="P2"><draw:control text:anchor-type="as-char" draw:z-index="57" draw:style-name="gr3" draw:text-style-name="P16" svg:width="3.481cm" svg:height="0.6cm" draw:control="control58"/></text:p>
          </table:table-cell>
          <table:table-cell table:style-name="Table5.C2" office:value-type="string">
            <text:p text:style-name="P2"><draw:control text:anchor-type="as-char" draw:z-index="64" draw:style-name="gr3" draw:text-style-name="P16" svg:width="7.441cm" svg:height="0.6cm" draw:control="control65"/></text:p>
          </table:table-cell>
        </table:table-row>
        <table:table-row>
          <table:table-cell table:style-name="Table5.A2" office:value-type="string">
            <text:p text:style-name="P7">Serum Total Protein</text:p>
          </table:table-cell>
          <table:table-cell table:style-name="Table5.A2" office:value-type="string">
            <text:p text:style-name="P2"><draw:control text:anchor-type="as-char" draw:z-index="58" draw:style-name="gr3" draw:text-style-name="P16" svg:width="3.481cm" svg:height="0.6cm" draw:control="control59"/></text:p>
          </table:table-cell>
          <table:table-cell table:style-name="Table5.C2" office:value-type="string">
            <text:p text:style-name="P2"><draw:control text:anchor-type="as-char" draw:z-index="65" draw:style-name="gr3" draw:text-style-name="P16" svg:width="7.441cm" svg:height="0.6cm" draw:control="control66"/></text:p>
          </table:table-cell>
        </table:table-row>
        <table:table-row>
          <table:table-cell table:style-name="Table5.A2" office:value-type="string">
            <text:p text:style-name="P7">Serum Albumin</text:p>
          </table:table-cell>
          <table:table-cell table:style-name="Table5.A2" office:value-type="string">
            <text:p text:style-name="P2"><draw:control text:anchor-type="as-char" draw:z-index="59" draw:style-name="gr3" draw:text-style-name="P16" svg:width="3.481cm" svg:height="0.6cm" draw:control="control60"/></text:p>
          </table:table-cell>
          <table:table-cell table:style-name="Table5.C2" office:value-type="string">
            <text:p text:style-name="P2"><draw:control text:anchor-type="as-char" draw:z-index="66" draw:style-name="gr3" draw:text-style-name="P16" svg:width="7.441cm" svg:height="0.6cm" draw:control="control67"/></text:p>
          </table:table-cell>
        </table:table-row>
      </table:table>
      <text:p text:style-name="P2"/>
      <text:p text:style-name="P4"><text:span text:style-name="T3">Lipid Profile Test</text:span>(Enter the Test Results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Total Cholesterol</text:p>
          </table:table-cell>
          <table:table-cell table:style-name="Table6.A1" office:value-type="string">
            <text:p text:style-name="P2"><draw:control text:anchor-type="as-char" draw:z-index="67" draw:style-name="gr3" draw:text-style-name="P16" svg:width="3.481cm" svg:height="0.6cm" draw:control="control68"/></text:p>
          </table:table-cell>
          <table:table-cell table:style-name="Table6.C1" office:value-type="string">
            <text:p text:style-name="P2"><draw:control text:anchor-type="as-char" draw:z-index="72" draw:style-name="gr3" draw:text-style-name="P16" svg:width="7.471cm" svg:height="0.6cm" draw:control="control73"/></text:p>
          </table:table-cell>
        </table:table-row>
        <table:table-row table:style-name="Table6.2">
          <table:table-cell table:style-name="Table6.A2" office:value-type="string">
            <text:p text:style-name="P7"><draw:control text:anchor-type="paragraph" draw:z-index="74" draw:style-name="gr9" draw:text-style-name="P16" svg:width="7.481cm" svg:height="0.6cm" svg:x="9.327cm" svg:y="0.787cm" draw:control="control75"/>Total Cholesterol</text:p>
          </table:table-cell>
          <table:table-cell table:style-name="Table6.A2" office:value-type="string">
            <text:p text:style-name="P2"><draw:control text:anchor-type="as-char" draw:z-index="68" draw:style-name="gr3" draw:text-style-name="P16" svg:width="3.481cm" svg:height="0.6cm" draw:control="control69"/></text:p>
          </table:table-cell>
          <table:table-cell table:style-name="Table6.C2" office:value-type="string">
            <text:p text:style-name="P2"><draw:control text:anchor-type="as-char" draw:z-index="73" draw:style-name="gr3" draw:text-style-name="P16" svg:width="7.471cm" svg:height="0.6cm" draw:control="control74"/></text:p>
          </table:table-cell>
        </table:table-row>
        <table:table-row table:style-name="Table6.3">
          <table:table-cell table:style-name="Table6.A2" office:value-type="string">
            <text:p text:style-name="P7">HDL</text:p>
          </table:table-cell>
          <table:table-cell table:style-name="Table6.A2" office:value-type="string">
            <text:p text:style-name="P2"><draw:control text:anchor-type="as-char" draw:z-index="69" draw:style-name="gr3" draw:text-style-name="P16" svg:width="3.481cm" svg:height="0.6cm" draw:control="control70"/></text:p>
          </table:table-cell>
          <table:table-cell table:style-name="Table6.C2" office:value-type="string">
            <text:p text:style-name="P2"/>
          </table:table-cell>
        </table:table-row>
        <table:table-row>
          <table:table-cell table:style-name="Table6.A2" office:value-type="string">
            <text:p text:style-name="P7">LDL</text:p>
          </table:table-cell>
          <table:table-cell table:style-name="Table6.A2" office:value-type="string">
            <text:p text:style-name="P2"><draw:control text:anchor-type="as-char" draw:z-index="70" draw:style-name="gr3" draw:text-style-name="P16" svg:width="3.481cm" svg:height="0.6cm" draw:control="control71"/></text:p>
          </table:table-cell>
          <table:table-cell table:style-name="Table6.C2" office:value-type="string">
            <text:p text:style-name="P2"><draw:control text:anchor-type="as-char" draw:z-index="75" draw:style-name="gr3" draw:text-style-name="P16" svg:width="7.471cm" svg:height="0.6cm" draw:control="control76"/></text:p>
          </table:table-cell>
        </table:table-row>
        <table:table-row table:style-name="Table6.5">
          <table:table-cell table:style-name="Table6.A2" office:value-type="string">
            <text:p text:style-name="P7">VLDL</text:p>
          </table:table-cell>
          <table:table-cell table:style-name="Table6.A2" office:value-type="string">
            <text:p text:style-name="P2"><draw:control text:anchor-type="as-char" draw:z-index="71" draw:style-name="gr3" draw:text-style-name="P16" svg:width="3.481cm" svg:height="0.6cm" draw:control="control72"/></text:p>
          </table:table-cell>
          <table:table-cell table:style-name="Table6.C2" office:value-type="string">
            <text:p text:style-name="P2"><draw:control text:anchor-type="as-char" draw:z-index="76" draw:style-name="gr3" draw:text-style-name="P16" svg:width="7.471cm" svg:height="0.6cm" draw:control="control77"/></text:p>
          </table:table-cell>
        </table:table-row>
      </table:table>
      <text:p text:style-name="P2"/>
      <text:p text:style-name="P4"><text:span text:style-name="T3">Virology</text:span>(PCR Method)( select Options)</text:p>
      <text:p text:style-name="P4"/>
      <text:p text:style-name="P2"><text:s/><text:tab/><text:span text:style-name="T12">HIV<text:tab/><text:tab/></text:span><text:span text:style-name="T12"><draw:control text:anchor-type="as-char" draw:z-index="6" draw:style-name="gr3" draw:text-style-name="P15" svg:width="3.051cm" svg:height="0.6cm" draw:control="control7"/></text:span></text:p>
      <text:p text:style-name="P8"><text:tab/><text:tab/><text:tab/><text:tab/><text:tab/><text:tab/></text:p>
      <text:p text:style-name="P7"><text:tab/><text:span text:style-name="T4">HBV<text:tab/><text:tab/></text:span><text:span text:style-name="T4"><draw:control text:anchor-type="as-char" draw:z-index="7" draw:style-name="gr3" draw:text-style-name="P15" svg:width="3.051cm" svg:height="0.6cm" draw:control="control8"/></text:span></text:p>
      <text:p text:style-name="P7"><text:span text:style-name="T4"><text:tab/><text:tab/></text:span><text:tab/></text:p>
      <text:p text:style-name="P7"><text:tab/><text:span text:style-name="T4">HCV<text:tab/><text:tab/></text:span><text:span text:style-name="T4"><draw:control text:anchor-type="as-char" draw:z-index="8" draw:style-name="gr3" draw:text-style-name="P15" svg:width="3.051cm" svg:height="0.6cm" draw:control="control9"/></text:span></text:p>
      <text:p text:style-name="P8"><text:tab/><text:tab/></text:p>
      <text:p text:style-name="P7"><text:tab/><text:span text:style-name="T4">CMV<text:tab/><text:tab/></text:span><text:span text:style-name="T4"><draw:control text:anchor-type="as-char" draw:z-index="9" draw:style-name="gr3" draw:text-style-name="P15" svg:width="3.051cm" svg:height="0.6cm" draw:control="control10"/></text:span></text:p>
      <text:p text:style-name="P8"><text:soft-page-break/></text:p>
      <text:p text:style-name="P2"><text:span text:style-name="T11"><text:tab/></text:span><text:span text:style-name="T12">VDRL</text:span><text:span text:style-name="T4"><text:tab/><text:tab/></text:span><text:span text:style-name="T4"><draw:control text:anchor-type="as-char" draw:z-index="10" draw:style-name="gr3" draw:text-style-name="P15" svg:width="3.051cm" svg:height="0.6cm" draw:control="control11"/></text:span></text:p>
      <text:p text:style-name="P5"/>
      <text:p text:style-name="P4"><text:span text:style-name="T3">Urine Routine &amp; Microscopy</text:span>(Enter the Test results)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7">Colour</text:p>
          </table:table-cell>
          <table:table-cell table:style-name="Table7.A1" office:value-type="string">
            <text:p text:style-name="P2"><draw:control text:anchor-type="as-char" draw:z-index="77" draw:style-name="gr3" draw:text-style-name="P16" svg:width="3.481cm" svg:height="0.6cm" draw:control="control78"/></text:p>
          </table:table-cell>
          <table:table-cell table:style-name="Table7.C1" office:value-type="string">
            <text:p text:style-name="P2"><draw:control text:anchor-type="as-char" draw:z-index="91" draw:style-name="gr3" draw:text-style-name="P16" svg:width="7.471cm" svg:height="0.6cm" draw:control="control92"/></text:p>
          </table:table-cell>
        </table:table-row>
        <table:table-row table:style-name="Table7.2">
          <table:table-cell table:style-name="Table7.A2" office:value-type="string">
            <text:p text:style-name="P7">Reaction </text:p>
          </table:table-cell>
          <table:table-cell table:style-name="Table7.A2" office:value-type="string">
            <text:p text:style-name="P2"><draw:control text:anchor-type="as-char" draw:z-index="78" draw:style-name="gr3" draw:text-style-name="P16" svg:width="3.481cm" svg:height="0.6cm" draw:control="control79"/></text:p>
          </table:table-cell>
          <table:table-cell table:style-name="Table7.C2" office:value-type="string">
            <text:p text:style-name="P2"><draw:control text:anchor-type="as-char" draw:z-index="92" draw:style-name="gr3" draw:text-style-name="P16" svg:width="7.471cm" svg:height="0.6cm" draw:control="control93"/></text:p>
          </table:table-cell>
        </table:table-row>
        <table:table-row>
          <table:table-cell table:style-name="Table7.A2" office:value-type="string">
            <text:p text:style-name="P7">Specific gravity</text:p>
          </table:table-cell>
          <table:table-cell table:style-name="Table7.A2" office:value-type="string">
            <text:p text:style-name="P2"><draw:control text:anchor-type="as-char" draw:z-index="79" draw:style-name="gr3" draw:text-style-name="P16" svg:width="3.481cm" svg:height="0.6cm" draw:control="control80"/></text:p>
          </table:table-cell>
          <table:table-cell table:style-name="Table7.C2" office:value-type="string">
            <text:p text:style-name="P2"><draw:control text:anchor-type="as-char" draw:z-index="93" draw:style-name="gr3" draw:text-style-name="P16" svg:width="7.471cm" svg:height="0.6cm" draw:control="control94"/></text:p>
          </table:table-cell>
        </table:table-row>
        <table:table-row>
          <table:table-cell table:style-name="Table7.A2" office:value-type="string">
            <text:p text:style-name="P7">Protein</text:p>
          </table:table-cell>
          <table:table-cell table:style-name="Table7.A2" office:value-type="string">
            <text:p text:style-name="P2"><draw:control text:anchor-type="as-char" draw:z-index="80" draw:style-name="gr3" draw:text-style-name="P16" svg:width="3.481cm" svg:height="0.6cm" draw:control="control81"/></text:p>
          </table:table-cell>
          <table:table-cell table:style-name="Table7.C2" office:value-type="string">
            <text:p text:style-name="P2"><draw:control text:anchor-type="as-char" draw:z-index="94" draw:style-name="gr3" draw:text-style-name="P16" svg:width="7.471cm" svg:height="0.6cm" draw:control="control95"/></text:p>
          </table:table-cell>
        </table:table-row>
        <table:table-row>
          <table:table-cell table:style-name="Table7.A2" office:value-type="string">
            <text:p text:style-name="P7">Glucose</text:p>
          </table:table-cell>
          <table:table-cell table:style-name="Table7.A2" office:value-type="string">
            <text:p text:style-name="P2"><draw:control text:anchor-type="as-char" draw:z-index="81" draw:style-name="gr3" draw:text-style-name="P16" svg:width="3.481cm" svg:height="0.6cm" draw:control="control82"/></text:p>
          </table:table-cell>
          <table:table-cell table:style-name="Table7.C2" office:value-type="string">
            <text:p text:style-name="P2"><draw:control text:anchor-type="as-char" draw:z-index="95" draw:style-name="gr3" draw:text-style-name="P16" svg:width="7.471cm" svg:height="0.6cm" draw:control="control96"/></text:p>
          </table:table-cell>
        </table:table-row>
        <table:table-row table:style-name="Table7.6">
          <table:table-cell table:style-name="Table7.A2" office:value-type="string">
            <text:p text:style-name="P7">Ketone bodies</text:p>
          </table:table-cell>
          <table:table-cell table:style-name="Table7.A2" office:value-type="string">
            <text:p text:style-name="P2"><draw:control text:anchor-type="as-char" draw:z-index="82" draw:style-name="gr3" draw:text-style-name="P16" svg:width="3.481cm" svg:height="0.6cm" draw:control="control83"/></text:p>
          </table:table-cell>
          <table:table-cell table:style-name="Table7.C2" office:value-type="string">
            <text:p text:style-name="P2"><draw:control text:anchor-type="as-char" draw:z-index="96" draw:style-name="gr3" draw:text-style-name="P16" svg:width="7.471cm" svg:height="0.6cm" draw:control="control97"/></text:p>
          </table:table-cell>
        </table:table-row>
        <table:table-row>
          <table:table-cell table:style-name="Table7.A2" office:value-type="string">
            <text:p text:style-name="P7">Urobilinogen</text:p>
          </table:table-cell>
          <table:table-cell table:style-name="Table7.A2" office:value-type="string">
            <text:p text:style-name="P2"><draw:control text:anchor-type="as-char" draw:z-index="83" draw:style-name="gr3" draw:text-style-name="P16" svg:width="3.481cm" svg:height="0.6cm" draw:control="control84"/></text:p>
          </table:table-cell>
          <table:table-cell table:style-name="Table7.C2" office:value-type="string">
            <text:p text:style-name="P2"><draw:control text:anchor-type="as-char" draw:z-index="97" draw:style-name="gr3" draw:text-style-name="P16" svg:width="7.471cm" svg:height="0.6cm" draw:control="control98"/></text:p>
          </table:table-cell>
        </table:table-row>
        <table:table-row>
          <table:table-cell table:style-name="Table7.A2" office:value-type="string">
            <text:p text:style-name="P7">Bile salts</text:p>
          </table:table-cell>
          <table:table-cell table:style-name="Table7.A2" office:value-type="string">
            <text:p text:style-name="P2"><draw:control text:anchor-type="as-char" draw:z-index="84" draw:style-name="gr3" draw:text-style-name="P16" svg:width="3.481cm" svg:height="0.6cm" draw:control="control85"/></text:p>
          </table:table-cell>
          <table:table-cell table:style-name="Table7.C2" office:value-type="string">
            <text:p text:style-name="P2"><draw:control text:anchor-type="as-char" draw:z-index="98" draw:style-name="gr3" draw:text-style-name="P16" svg:width="7.471cm" svg:height="0.6cm" draw:control="control99"/></text:p>
          </table:table-cell>
        </table:table-row>
        <table:table-row table:style-name="Table7.9">
          <table:table-cell table:style-name="Table7.A2" office:value-type="string">
            <text:p text:style-name="P7">Bile pigments</text:p>
          </table:table-cell>
          <table:table-cell table:style-name="Table7.A2" office:value-type="string">
            <text:p text:style-name="P2"><draw:control text:anchor-type="as-char" draw:z-index="85" draw:style-name="gr3" draw:text-style-name="P16" svg:width="3.481cm" svg:height="0.6cm" draw:control="control86"/></text:p>
          </table:table-cell>
          <table:table-cell table:style-name="Table7.C2" office:value-type="string">
            <text:p text:style-name="P2"><draw:control text:anchor-type="as-char" draw:z-index="99" draw:style-name="gr3" draw:text-style-name="P16" svg:width="7.471cm" svg:height="0.6cm" draw:control="control100"/></text:p>
          </table:table-cell>
        </table:table-row>
        <table:table-row>
          <table:table-cell table:style-name="Table7.A2" office:value-type="string">
            <text:p text:style-name="P7"><draw:control text:anchor-type="paragraph" draw:z-index="23" draw:style-name="gr7" draw:text-style-name="P13" svg:width="7.61cm" svg:height="0.6cm" svg:x="9.241cm" svg:y="0.661cm" draw:control="control23"/>WBC/Pus cells</text:p>
          </table:table-cell>
          <table:table-cell table:style-name="Table7.A2" office:value-type="string">
            <text:p text:style-name="P2"><draw:control text:anchor-type="as-char" draw:z-index="86" draw:style-name="gr3" draw:text-style-name="P16" svg:width="3.481cm" svg:height="0.6cm" draw:control="control87"/></text:p>
          </table:table-cell>
          <table:table-cell table:style-name="Table7.C2" office:value-type="string">
            <text:p text:style-name="P2"><draw:control text:anchor-type="as-char" draw:z-index="100" draw:style-name="gr3" draw:text-style-name="P16" svg:width="7.471cm" svg:height="0.6cm" draw:control="control101"/></text:p>
          </table:table-cell>
        </table:table-row>
        <table:table-row>
          <table:table-cell table:style-name="Table7.A2" office:value-type="string">
            <text:p text:style-name="P7">RBC</text:p>
          </table:table-cell>
          <table:table-cell table:style-name="Table7.A2" office:value-type="string">
            <text:p text:style-name="P2"><draw:control text:anchor-type="as-char" draw:z-index="87" draw:style-name="gr3" draw:text-style-name="P16" svg:width="3.481cm" svg:height="0.6cm" draw:control="control88"/></text:p>
          </table:table-cell>
          <table:table-cell table:style-name="Table7.C2" office:value-type="string">
            <text:p text:style-name="P2"><draw:control text:anchor-type="as-char" draw:z-index="101" draw:style-name="gr3" draw:text-style-name="P16" svg:width="7.471cm" svg:height="0.6cm" draw:control="control102"/></text:p>
          </table:table-cell>
        </table:table-row>
        <table:table-row table:style-name="Table7.12">
          <table:table-cell table:style-name="Table7.A2" office:value-type="string">
            <text:p text:style-name="P7">Epithelial cells</text:p>
          </table:table-cell>
          <table:table-cell table:style-name="Table7.A2" office:value-type="string">
            <text:p text:style-name="P2"><draw:control text:anchor-type="as-char" draw:z-index="88" draw:style-name="gr3" draw:text-style-name="P16" svg:width="3.481cm" svg:height="0.6cm" draw:control="control89"/></text:p>
          </table:table-cell>
          <table:table-cell table:style-name="Table7.C2" office:value-type="string">
            <text:p text:style-name="P2"><draw:control text:anchor-type="as-char" draw:z-index="102" draw:style-name="gr3" draw:text-style-name="P16" svg:width="7.471cm" svg:height="0.6cm" draw:control="control103"/></text:p>
          </table:table-cell>
        </table:table-row>
        <table:table-row>
          <table:table-cell table:style-name="Table7.A2" office:value-type="string">
            <text:p text:style-name="P7">casts</text:p>
          </table:table-cell>
          <table:table-cell table:style-name="Table7.A2" office:value-type="string">
            <text:p text:style-name="P2"><draw:control text:anchor-type="as-char" draw:z-index="89" draw:style-name="gr3" draw:text-style-name="P16" svg:width="3.481cm" svg:height="0.6cm" draw:control="control90"/></text:p>
          </table:table-cell>
          <table:table-cell table:style-name="Table7.C2" office:value-type="string">
            <text:p text:style-name="P2"><draw:control text:anchor-type="as-char" draw:z-index="103" draw:style-name="gr3" draw:text-style-name="P16" svg:width="7.471cm" svg:height="0.6cm" draw:control="control104"/></text:p>
          </table:table-cell>
        </table:table-row>
        <table:table-row>
          <table:table-cell table:style-name="Table7.A2" office:value-type="string">
            <text:p text:style-name="P7">crystals</text:p>
          </table:table-cell>
          <table:table-cell table:style-name="Table7.A2" office:value-type="string">
            <text:p text:style-name="P2"><draw:control text:anchor-type="as-char" draw:z-index="90" draw:style-name="gr3" draw:text-style-name="P16" svg:width="3.481cm" svg:height="0.6cm" draw:control="control91"/></text:p>
          </table:table-cell>
          <table:table-cell table:style-name="Table7.C2" office:value-type="string">
            <text:p text:style-name="P2"><draw:control text:anchor-type="as-char" draw:z-index="104" draw:style-name="gr3" draw:text-style-name="P16" svg:width="7.471cm" svg:height="0.6cm" draw:control="control105"/>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"><text:span text:style-name="T7">Pregnancy Test(</text:span><text:span text:style-name="T7">if applicable</text:span><text:span text:style-name="T7">)</text:span></text:p>
          </table:table-cell>
          <table:table-cell table:style-name="Table8.A1" office:value-type="string">
            <text:p text:style-name="P2"><draw:control text:anchor-type="as-char" draw:z-index="105" draw:style-name="gr3" draw:text-style-name="P16" svg:width="3.402cm" svg:height="0.6cm" draw:control="control106"/></text:p>
          </table:table-cell>
          <table:table-cell table:style-name="Table8.C1" office:value-type="string">
            <text:p text:style-name="P2"><draw:control text:anchor-type="as-char" draw:z-index="106" draw:style-name="gr3" draw:text-style-name="P16" svg:width="7.481cm" svg:height="0.6cm" draw:control="control107"/></text:p>
          </table:table-cell>
        </table:table-row>
      </table:table>
      <text:p text:style-name="P2"/>
      <text:p text:style-name="P7"><draw:control text:anchor-type="char" draw:z-index="0" draw:style-name="gr1" draw:text-style-name="P12" svg:width="12.711cm" svg:height="1.5cm" svg:x="4.29cm" svg:y="0.09cm" draw:control="control6"/></text:p>
      <text:p text:style-name="P2"><text:span text:style-name="T11"><text:s/>ECG</text:span>:<text:tab/><text:tab/></text:p>
      <text:p text:style-name="P2"/>
      <text:p text:style-name="P2"/>
      <text:p text:style-name="P2"><draw:control text:anchor-type="char" draw:z-index="19" draw:style-name="gr1" draw:text-style-name="P12" svg:width="12.711cm" svg:height="1.5cm" svg:x="4.29cm" svg:y="0.09cm" draw:control="control19"/></text:p>
      <text:p text:style-name="P7">Doppler ECHO<text:tab/><text:tab/><text:tab/><text:tab/></text:p>
      <text:p text:style-name="P2"><text:span text:style-name="T11"><text:s text:c="2"/>(If required):</text:span><text:tab/><text:tab/> </text:p>
      <text:p text:style-name="P2"/>
      <text:p text:style-name="P7"><draw:control text:anchor-type="char" draw:z-index="20" draw:style-name="gr1" draw:text-style-name="P12" svg:width="12.711cm" svg:height="1.5cm" svg:x="4.29cm" svg:y="0.09cm" draw:control="control20"/></text:p>
      <text:p text:style-name="P2"><text:span text:style-name="T11"><text:s/>Chest X Ray</text:span>:</text:p>
      <text:p text:style-name="P2"/>
      <text:p text:style-name="P2"/>
      <text:p text:style-name="P7"><draw:control text:anchor-type="char" draw:z-index="21" draw:style-name="gr1" draw:text-style-name="P12" svg:width="12.711cm" svg:height="1.5cm" svg:x="4.29cm" svg:y="0.09cm" draw:control="control21"/></text:p>
      <text:p text:style-name="P2"><text:s/><text:span text:style-name="T11">MRI:<text:tab/></text:span></text:p>
      <text:p text:style-name="P2"/>
      <text:p text:style-name="P2"/>
      <text:p text:style-name="P2"><draw:control text:anchor-type="char" draw:z-index="22" draw:style-name="gr1" draw:text-style-name="P12" svg:width="12.711cm" svg:height="1.5cm" svg:x="4.339cm" svg:y="0.22cm" draw:control="control22"/></text:p>
      <text:p text:style-name="P2"><text:span text:style-name="T11"><text:s/>UPDRS</text:span>:</text:p>
      <text:p text:style-name="P2"><text:soft-page-break/></text:p>
      <text:p text:style-name="P2"/>
      <text:p text:style-name="P2"><text:tab/><text:tab/><text:tab/><text:tab/><text:tab/><text:tab/><draw:control text:anchor-type="as-char" svg:y="-0.376cm" draw:z-index="24" draw:style-name="gr8" draw:text-style-name="P17" svg:width="2.274cm" svg:height="0.75cm" draw:control="control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3" svg:font-family="Arial" style:font-adornments="Bold"/>
    <style:font-face style:name="BAAAAA+TimesNewRomanPS-BoldMT" svg:font-family="BAAAAA+TimesNewRomanPS-BoldMT"/>
    <style:font-face style:name="CAAAAA+Calibri-Bold" svg:font-family="CAAAAA+Calibri-Bold"/>
    <style:font-face style:name="Calibri" svg:font-family="Calibri"/>
    <style:font-face style:name="Arial2" svg:font-family="Arial" style:font-adornments="Normal" style:font-family-generic="swiss"/>
    <style:font-face style:name="Arial1" svg:font-family="Arial" style:font-adornments="Regular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IN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16T17:20:29</meta:creation-date>
    <dc:creator>Kavitha R</dc:creator>
    <dc:date>2009-07-28T18:10:31</dc:date>
    <meta:editing-cycles>72</meta:editing-cycles>
    <meta:editing-duration>P1DT23H39M45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4" meta:paragraph-count="166" meta:word-count="179" meta:character-count="1346"/>
  </office:meta>
</office:document-meta>
</file>